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cba" officeooo:paragraph-rsid="001dbcba"/>
    </style:style>
    <style:style style:name="P2" style:family="paragraph" style:parent-style-name="Standard">
      <style:text-properties officeooo:rsid="001dbcba" officeooo:paragraph-rsid="001db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/text:p>
      <text:p text:style-name="P1"/>
      <text:p text:style-name="P1">?- append(X,X,Y).</text:p>
      <text:p text:style-name="P1">X = Y, Y = [] ;</text:p>
      <text:p text:style-name="P1">X = [_G1745],</text:p>
      <text:p text:style-name="P1">Y = [_G1745, _G1745] ;</text:p>
      <text:p text:style-name="P1">X = [_G1745, _G1751],</text:p>
      <text:p text:style-name="P1">Y = [_G1745, _G1751, _G1745, _G1751] ;</text:p>
      <text:p text:style-name="P1">true.</text:p>
      <text:p text:style-name="P1"/>
      <text:p text:style-name="P1">?- select(X,[a,b,c,d],[a,c,d]).</text:p>
      <text:p text:style-name="P1">X = b ;</text:p>
      <text:p text:style-name="P1">false.</text:p>
      <text:p text:style-name="P1"/>
      <text:p text:style-name="P1">?- append([a,b,c],X,[a,b,c,d,e]).</text:p>
      <text:p text:style-name="P1">X = [d, e].</text:p>
      <text:p text:style-name="P1"/>
      <text:p text:style-name="P1"/>
      <text:p text:style-name="P1">4. </text:p>
      <text:p text:style-name="P1"/>
      <text:p text:style-name="P1">even([]).</text:p>
      <text:p text:style-name="P1">even(X):-</text:p>
      <text:p text:style-name="P1"><text:tab/>select(_,X,T),</text:p>
      <text:p text:style-name="P1"><text:tab/>select(_,T,L),</text:p>
      <text:p text:style-name="P1"><text:tab/>even(L).</text:p>
      <text:p text:style-name="P1"/>
      <text:p text:style-name="P1">palindrom(X):-</text:p>
      <text:p text:style-name="P1"><text:tab/>reverse(X,X).</text:p>
      <text:p text:style-name="P1"><text:tab/></text:p>
      <text:p text:style-name="P1">singleton([_]).</text:p>
      <text:p text:style-name="P1"/>
      <text:p text:style-name="P1"/>
      <text:p text:style-name="P1">5.</text:p>
      <text:p text:style-name="P1"/>
      <text:p text:style-name="P1">singleton([_]).</text:p>
      <text:p text:style-name="P1"/>
      <text:p text:style-name="P1"/>
      <text:p text:style-name="P1">head(H,[H|_]).</text:p>
      <text:p text:style-name="P1"/>
      <text:p text:style-name="P1"/>
      <text:p text:style-name="P1">last([X],X).</text:p>
      <text:p text:style-name="P1"/>
      <text:p text:style-name="P1">last([_|T],H):-</text:p>
      <text:p text:style-name="P1"><text:tab/>last(T,H).</text:p>
      <text:p text:style-name="P1"/>
      <text:p text:style-name="P1"/>
      <text:p text:style-name="P1">tail(T,[_|T]).</text:p>
      <text:p text:style-name="P1"/>
      <text:p text:style-name="P1"/>
      <text:p text:style-name="P1"/>
      <text:p text:style-name="P1"/>
      <text:p text:style-name="P1"/>
      <text:p text:style-name="P1"/>
      <text:p text:style-name="P1">init([_],[]).</text:p>
      <text:p text:style-name="P1"/>
      <text:p text:style-name="P1">init([H|T],[H|P]):-</text:p>
      <text:p text:style-name="P1"><text:tab/>init(T,P).</text:p>
      <text:p text:style-name="P1"><text:tab/></text:p>
      <text:p text:style-name="P1"/>
      <text:p text:style-name="P1">prefix([],_).</text:p>
      <text:p text:style-name="P1"/>
      <text:p text:style-name="P1">prefix([H|P],[H|T]):-</text:p>
      <text:p text:style-name="P1"><text:tab/>prefix(P,T).</text:p>
      <text:p text:style-name="P1"/>
      <text:p text:style-name="P1"/>
      <text:p text:style-name="P1">suffix(X,X).</text:p>
      <text:p text:style-name="P1"/>
      <text:p text:style-name="P1">suffix([_|P],T):-</text:p>
      <text:p text:style-name="P1"><text:tab/>suffix(P,T).</text:p>
      <text:p text:style-name="P1"/>
      <text:p text:style-name="P1"/>
      <text:p text:style-name="P1">7.</text:p>
      <text:p text:style-name="P1"/>
      <text:p text:style-name="P1">perm([],[]).</text:p>
      <text:p text:style-name="P1"/>
      <text:p text:style-name="P1">perm(L,[K|T]):-</text:p>
      <text:p text:style-name="P1"><text:tab/>select(K,L,W),</text:p>
      <text:p text:style-name="P1"><text:tab/>perm(W,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0:00:28.080799436</meta:creation-date>
    <dc:date>2017-03-08T00:09:19.081477000</dc:date>
    <meta:editing-duration>PT7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73" meta:character-count="596" meta:non-whitespace-character-count="553"/>
  </office:meta>
</office:document-meta>
</file>